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16pt" style:font-size-asian="16pt" style:font-size-complex="16pt" fo:language="fr" fo:country="FR"/>
    </style:style>
    <style:style style:name="P2" style:parent-style-name="Standard" style:family="paragraph">
      <style:paragraph-properties fo:text-align="center"/>
      <style:text-properties fo:font-weight="bold" style:font-weight-asian="bold" style:font-weight-complex="bold" fo:font-size="16pt" style:font-size-asian="16pt" style:font-size-complex="16pt" fo:language="fr" fo:country="FR"/>
    </style:style>
    <style:style style:name="P3" style:parent-style-name="Standard" style:family="paragraph">
      <style:text-properties fo:font-size="14pt" style:font-size-asian="14pt" style:font-size-complex="14pt" fo:language="fr" fo:country="FR"/>
    </style:style>
    <style:style style:name="P4" style:parent-style-name="Standard" style:family="paragraph">
      <style:text-properties fo:font-weight="bold" style:font-weight-asian="bold" style:font-weight-complex="bold" fo:font-style="italic" style:font-style-asian="italic" style:font-style-complex="italic" fo:font-size="14pt" style:font-size-asian="14pt" style:font-size-complex="14pt" fo:language="fr" fo:country="FR"/>
    </style:style>
    <style:style style:name="P5" style:parent-style-name="Standard" style:family="paragraph">
      <style:text-properties fo:font-weight="bold" style:font-weight-asian="bold" style:font-weight-complex="bold" fo:font-style="italic" style:font-style-asian="italic" style:font-style-complex="italic" fo:font-size="14pt" style:font-size-asian="14pt" style:font-size-complex="14pt" fo:language="fr" fo:country="FR"/>
    </style:style>
    <style:style style:name="P6" style:parent-style-name="Standard" style:family="paragraph">
      <style:text-properties fo:font-weight="bold" style:font-weight-asian="bold" style:font-weight-complex="bold" fo:font-style="italic" style:font-style-asian="italic" style:font-style-complex="italic" fo:font-size="14pt" style:font-size-asian="14pt" style:font-size-complex="14pt" fo:language="fr" fo:country="FR"/>
    </style:style>
    <style:style style:name="P7" style:parent-style-name="Standard" style:family="paragraph">
      <style:text-properties fo:font-weight="bold" style:font-weight-asian="bold" style:font-weight-complex="bold" fo:font-style="italic" style:font-style-asian="italic" style:font-style-complex="italic" fo:font-size="14pt" style:font-size-asian="14pt" style:font-size-complex="14pt" fo:language="fr" fo:country="FR"/>
    </style:style>
    <style:style style:name="P8" style:parent-style-name="Standard" style:family="paragraph">
      <style:text-properties fo:font-weight="bold" style:font-weight-asian="bold" style:font-weight-complex="bold" fo:font-style="italic" style:font-style-asian="italic" style:font-style-complex="italic" fo:font-size="14pt" style:font-size-asian="14pt" style:font-size-complex="14pt" fo:language="fr" fo:country="FR"/>
    </style:style>
  </office:automatic-styles>
  <office:body>
    <office:text text:use-soft-page-breaks="true">
      <text:p text:style-name="P1">Questionnaire Focus Group (t=0)</text:p>
      <text:p text:style-name="P2"/>
      <text:p text:style-name="P3"/>
      <text:p text:style-name="P4">1)Laquelle de ces 3 expériences avez-vous préféré ?</text:p>
      <text:p text:style-name="Normal">J’ai préféré la première : tout est automatisé, je n’ai plus qu’à lire. D’autant plus que je trouvais que le choix de l’ambiance avait été judicieux, je me sentais à l’aise dans l’ambiance qu’on m’a proposée, je ne voyais pas l’interêt à ce que j’en choisisse une moi même lors de la deuxième lecture car je trouve que les meilleurs choix avaient déjà été pris dans la première. En plus, lors de la deuxième lecture, j’étais déconcentrée par le fait de devoir choisir une atmosphère adaptée.<text:s/></text:p>
      <text:p text:style-name="Normal"/>
      <text:p text:style-name="P5">2) Que pourrait-on améliorer pour cette expérience ? (volume sonore, choix des<text:s/>ambiances, odeurs…)</text:p>
      <text:p text:style-name="Normal">Le son au départ était trop fort, je l’ai baissé, pour que cela fasse + fond sonore plutôt que musique qui nécessite de l’attention.<text:s/></text:p>
      <text:p text:style-name="Normal">La musique de noël est très bien faite, elle est suffisamment « fond d’ambiance » pour ne pas perturber le lecteur contrairement à celle de « Administration » par exemple qui elle, attire + l’oreille.</text:p>
      <text:p text:style-name="Normal">Pour les odeurs elles étaient agréables, mais on ne les sentait pas beaucoup honnêtement. Au bout de 10 secondes, c’était terminé. Je sais que nous n’avons pas utilisé le mécanisme de ventilation, mais il me paraît d’autant plus nécessaire.<text:s/></text:p>
      <text:p text:style-name="Normal"/>
      <text:p text:style-name="P6">3) Vous sentiez-vous immergé dans la lecture ?</text:p>
      <text:p text:style-name="Normal">Oui, c’est allé decrescendo (peut-être parce que c’était le début) ; mais à la première lecture j’étais vraiment dedans, à la deuxième un peu moins parce que je devais choisir l’ambiance et cela occupait un peu mon esprit, et à la dernière, je me suis surprise à relever la tête. Pour les prochains focus group, peut-être faudrait-il inverser l’ordre de passage des lectures pour avoir des avis indépendants de l’ordre de lecture.<text:s/></text:p>
      <text:p text:style-name="Normal"/>
      <text:p text:style-name="P7">4) Le choix des ambiances vous semblait-il cohérent avec la lecture ?</text:p>
      <text:p text:style-name="Normal">Tout à fait, et cela m’a paru bien difficile de faire mieux lors de la deuxième lecture.</text:p>
      <text:p text:style-name="Normal"/>
      <text:p text:style-name="P8">5) Commentaires ?</text:p>
      <text:p text:style-name="Normal">Veillez bien à ce que les fonds sonores restent des fonds, son Administration m’a vraiment dérangée plus qu’immergée quelque part. Dans l’idéal, il faudrait que les sons accompagnent le lecteur, pas qu’ils le brusquent.<text:s/></text:p>
      <text:p text:style-name="Normal"/>
      <text:p text:style-name="Normal">Ça reste une expérience de lecture assez agréable, et originale.<text:s/></text:p>
      <text:p text:style-name="Normal"/>
      <text:p text:style-name="Normal">Merci d’avoir organisé tout ça ! on est des champions !</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style:vertical-align="baseline"/>
      <style:text-properties style:font-name="Liberation Serif" style:font-name-asian="Noto Sans CJK SC Regular" style:font-name-complex="FreeSans" style:letter-kerning="true" fo:language="en" fo:country="US" style:language-asian="zh" style:country-asian="CN" style:language-complex="hi" style:country-complex="I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crosoft Office User</meta:initial-creator>
    <dc:creator>Microsoft Office User</dc:creator>
    <meta:creation-date>2019-04-12T13:42:00Z</meta:creation-date>
    <dc:date>2019-04-12T13:53:00Z</dc:date>
    <meta:template xlink:href="Normal.dotm" xlink:type="simple"/>
    <meta:editing-cycles>2</meta:editing-cycles>
    <meta:editing-duration>PT660S</meta:editing-duration>
    <meta:document-statistic meta:page-count="1" meta:paragraph-count="4" meta:word-count="348" meta:character-count="2258" meta:row-count="15" meta:non-whitespace-character-count="1914"/>
  </office:meta>
</office:document-meta>
</file>